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P2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P3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20436f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228a36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23c071"/>
    </style:style>
    <style:style style:name="P11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12" style:family="paragraph" style:parent-style-name="Preformatted_20_Text">
      <style:paragraph-properties fo:text-align="justify" style:justify-single-word="false"/>
      <style:text-properties officeooo:rsid="001407e7" officeooo:paragraph-rsid="00241c45"/>
    </style:style>
    <style:style style:name="P13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4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5" style:family="paragraph" style:parent-style-name="Preformatted_20_Text">
      <style:paragraph-properties fo:text-align="justify" style:justify-single-word="false"/>
      <style:text-properties officeooo:rsid="001e9a97" officeooo:paragraph-rsid="001e9a97"/>
    </style:style>
    <style:style style:name="P16" style:family="paragraph" style:parent-style-name="Preformatted_20_Text">
      <style:paragraph-properties fo:text-align="justify" style:justify-single-word="false"/>
      <style:text-properties officeooo:rsid="0024c319" officeooo:paragraph-rsid="0024c319"/>
    </style:style>
    <style:style style:name="P17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8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9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22" style:family="paragraph" style:parent-style-name="Preformatted_20_Text">
      <style:paragraph-properties fo:text-align="justify" style:justify-single-word="false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284149"/>
    </style:style>
    <style:style style:name="P24" style:family="paragraph" style:parent-style-name="Preformatted_20_Text" style:list-style-name="L1">
      <style:paragraph-properties fo:text-align="justify" style:justify-single-word="false"/>
    </style:style>
    <style:style style:name="P25" style:family="paragraph" style:parent-style-name="Preformatted_20_Text" style:list-style-name="L2">
      <style:paragraph-properties fo:text-align="justify" style:justify-single-word="false"/>
    </style:style>
    <style:style style:name="P26" style:family="paragraph" style:parent-style-name="Preformatted_20_Text" style:list-style-name="L3">
      <style:paragraph-properties fo:text-align="justify" style:justify-single-word="false"/>
    </style:style>
    <style:style style:name="P27" style:family="paragraph" style:parent-style-name="Preformatted_20_Text" style:list-style-name="L4">
      <style:paragraph-properties fo:text-align="justify" style:justify-single-word="false"/>
    </style:style>
    <style:style style:name="P28" style:family="paragraph" style:parent-style-name="Preformatted_20_Text" style:list-style-name="L5">
      <style:paragraph-properties fo:text-align="justify" style:justify-single-word="false"/>
    </style:style>
    <style:style style:name="P29" style:family="paragraph" style:parent-style-name="Preformatted_20_Text" style:list-style-name="L6">
      <style:paragraph-properties fo:text-align="justify" style:justify-single-word="false"/>
    </style:style>
    <style:style style:name="P30" style:family="paragraph" style:parent-style-name="Preformatted_20_Text" style:list-style-name="L7">
      <style:paragraph-properties fo:text-align="justify" style:justify-single-word="false"/>
    </style:style>
    <style:style style:name="P31" style:family="paragraph" style:parent-style-name="Preformatted_20_Text" style:list-style-name="L8">
      <style:paragraph-properties fo:text-align="justify" style:justify-single-word="false"/>
    </style:style>
    <style:style style:name="P32" style:family="paragraph" style:parent-style-name="Preformatted_20_Text" style:list-style-name="L9">
      <style:paragraph-properties fo:text-align="justify" style:justify-single-word="false"/>
    </style:style>
    <style:style style:name="P33" style:family="paragraph" style:parent-style-name="Preformatted_20_Text" style:list-style-name="L10">
      <style:paragraph-properties fo:text-align="justify" style:justify-single-word="false"/>
    </style:style>
    <style:style style:name="P34" style:family="paragraph" style:parent-style-name="Preformatted_20_Text" style:list-style-name="L11">
      <style:paragraph-properties fo:text-align="justify" style:justify-single-word="false"/>
    </style:style>
    <style:style style:name="P35" style:family="paragraph" style:parent-style-name="Preformatted_20_Text" style:list-style-name="L12">
      <style:paragraph-properties fo:text-align="justify" style:justify-single-word="false"/>
    </style:style>
    <style:style style:name="P36" style:family="paragraph" style:parent-style-name="Preformatted_20_Text" style:list-style-name="L13">
      <style:paragraph-properties fo:text-align="justify" style:justify-single-word="false"/>
    </style:style>
    <style:style style:name="P37" style:family="paragraph" style:parent-style-name="Preformatted_20_Text" style:list-style-name="L14">
      <style:paragraph-properties fo:text-align="justify" style:justify-single-word="false"/>
    </style:style>
    <style:style style:name="P38" style:family="paragraph" style:parent-style-name="Preformatted_20_Text" style:list-style-name="L15">
      <style:paragraph-properties fo:text-align="justify" style:justify-single-word="false"/>
    </style:style>
    <style:style style:name="P39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T1" style:family="text">
      <style:text-properties officeooo:rsid="001d0069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5ae1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84149" style:font-style-asian="italic" style:font-weight-asian="normal" style:font-style-complex="italic" style:font-weight-complex="normal"/>
    </style:style>
    <style:style style:name="T5" style:family="text">
      <style:text-properties officeooo:rsid="000b5b58"/>
    </style:style>
    <style:style style:name="T6" style:family="text">
      <style:text-properties officeooo:rsid="000d80c2"/>
    </style:style>
    <style:style style:name="T7" style:family="text">
      <style:text-properties officeooo:rsid="001190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5b58" style:font-weight-asian="bold" style:font-weight-complex="bold"/>
    </style:style>
    <style:style style:name="T10" style:family="text">
      <style:text-properties officeooo:rsid="0014b822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officeooo:rsid="001a1f60"/>
    </style:style>
    <style:style style:name="T13" style:family="text">
      <style:text-properties officeooo:rsid="001e9a97"/>
    </style:style>
    <style:style style:name="T14" style:family="text">
      <style:text-properties officeooo:rsid="0020daf5"/>
    </style:style>
    <style:style style:name="T15" style:family="text">
      <style:text-properties officeooo:rsid="0023c071"/>
    </style:style>
    <style:style style:name="T16" style:family="text">
      <style:text-properties officeooo:rsid="00270561"/>
    </style:style>
    <style:style style:name="T17" style:family="text">
      <style:text-properties officeooo:rsid="002841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7cm" fo:text-indent="-0.635cm" fo:margin-left="2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2cm" fo:text-indent="-0.635cm" fo:margin-left="2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7cm" fo:text-indent="-0.635cm" fo:margin-left="3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2cm" fo:text-indent="-0.635cm" fo:margin-left="4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7cm" fo:text-indent="-0.635cm" fo:margin-left="4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2cm" fo:text-indent="-0.635cm" fo:margin-left="5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7cm" fo:text-indent="-0.635cm" fo:margin-left="5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2cm" fo:text-indent="-0.635cm" fo:margin-left="6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7cm" fo:text-indent="-0.635cm" fo:margin-left="7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2cm" fo:text-indent="-0.635cm" fo:margin-left="7.84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8">Guia d</text:span><text:span text:style-name="T9">a </text:span><text:span text:style-name="T8">ferramenta de versionamento Git </text:span><text:span text:style-name="T9">e com aplicação no GitHub.</text:span></text:p>
      <text:p text:style-name="P4"/>
      <text:p text:style-name="P5"/>
      <text:p text:style-name="P19"/>
      <text:p text:style-name="P20"/>
      <text:p text:style-name="P17"><text:span text:style-name="T6"><text:tab/>Este</text:span> documento, <text:span text:style-name="T12">tem como objetivo apresentar a </text:span><text:s/>ferramenta de versionamento <text:span text:style-name="T7">chamada</text:span> <text:span text:style-name="T7">G</text:span>it, <text:span text:style-name="T12">ditando sua histórias, principais comandos, além de algumas dicas e juntar esses conhecimentos com o GitHub.</text:span> </text:p>
      <text:p text:style-name="P20"/>
      <text:p text:style-name="P18"><text:span text:style-name="T1">Por: </text:span>Thiago Alexandre.</text:p>
      <text:p text:style-name="P21"/>
      <text:p text:style-name="P21"/>
      <text:p text:style-name="P18"/>
      <text:p text:style-name="P18"/>
      <text:p text:style-name="P18"/>
      <text:p text:style-name="P7"/>
      <text:p text:style-name="P11"><text:span text:style-name="T11">Resumo</text:span>:</text:p>
      <text:p text:style-name="P11"/>
      <text:p text:style-name="P12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10">dentre muitas outras utilidades</text:span>. <text:span text:style-name="T1">Ele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 </text:span>Cada vez que você modificar seus arquivos e salvá-los, é possível, através do Git, criar um ponto de <text:span text:style-name="T10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<text:s/>E tudo isso será trabalhado a frente nesse documento, além de muitas outras coisa. </text:span></text:p>
      <text:h text:style-name="Heading_20_1" text:outline-level="1"><text:soft-page-break/>Introdução:</text:h>
      <text:p text:style-name="P13"/>
      <text:h text:style-name="Heading_20_2" text:outline-level="2"><text:tab/>História do Git e do GitHub:</text:h>
      <text:p text:style-name="P13"/>
      <text:p text:style-name="P15"><text:tab/>As ferramentas de versionamento evoluirão muito com o tempo, tanto que só lendo o resumo deste documento, já da para perceber quantas funcionalidade se tem hoje em dia no Git e no GitHub. Vamos viajar no tempo para entender como o Git surgiu e evoluiu tanto até a chegada do GitHub.</text:p>
      <text:p text:style-name="P8"><text:span text:style-name="T13"><text:tab/>Estamos agora em nos anos 1985, quando o Git ainda não existia, mas o software mais usado para versionamento é o CVS, Software de Controle de Versão, que precisava de um servidor, ou seja é um software centralizado, e que até atendia muitos dos problemas, mas também daixa muito deseja. Uma vez que você carregasse seu arquivos para o servidor, não é mais possível renomeá-los, mudar o diretório, entre outras funcionalidade. Caminhando um pouco mais, nesta nossa linha do tempo da evolução do Git, chegamos em 2000, onde um dos softwares, agora, mais utilizado, é o Subversion, que se semelhante bastante ao CVS, é Open Source, código aberto, Centralizado, necessita de um servidor, e esta tentando resolver os problemas que se tem no CVS. Ainda no ano 2000, temos também, o software BitKeeper, que diferente dos dois ditos anteriormente, é um software distribuído, um software livre, com versão comunidade, porem é proprietário, o que daqui uns meses será um grande problema, pois o Kernel do Linux, esta sendo desenvolvido, com a utilização dessa ferramenta. Então pense comigo, um Sistema Operacional totalmente livre, estar sendo desenvolvido com uma ferramenta proprietária, vamos concordar que pode dar um grande problema mais a frente não é? E foi exatamente isso que um dos defensores dos softwares livres, Richard Stallman, pensou e não concordou. Isso foi uns dos motivos para a criação do Git. Mas o principal motivo, aconteceu quando o BitKeeper, por conta de um problema com um programador usuário da ferramenta, lançou uma nova licença do Software, licença, essa que continha muitas limitações aos que utilizavam da versão comunidade. E assim, como o Linus Torvalds (o principal desenvolvedor do Linux, o que desenvolveu o nucleo do sistema operativo) utilizava essa versão, não gostou nada disso, e resolveu fazer seu próprio software de versionamento, o Git, que é de software livre, distribuído, complexo, porem mais performativo e Open Source. Então como podemos ver, o Git, foi um software criado por meio de uma ‘briga’ de desenvolvedores, que agora é a melhor ferramenta de controle de versão, feita em apenas 4 dias. É isso mesmo, porem lançado apenas em </text:span>7 de abril de 2005.</text:p>
      <text:p text:style-name="P10"><text:tab/><text:span text:style-name="T14">Após o lançamento do Git e ele ter feito muito sucesso, um grupo de quatro desenvolvedores (Tom Preston Werner, Chris Wanstrath, P. J. Hyett e Scott Chacon), criaram o GitHub uma plataforma de hospedagem de código, bem semelhante ao SourceForge, porem se tornou mais popular em 2011 e mais utilizado. É um software baseado no Git, e proprietário. Atualmente ele pertence a Microsoft, ela comprou o GitHub em 2018, por conta da desmotivação dos fundadores do software por um ataque de DDOS, que acabou quebrando a plataforma. Então com esse ataque, eles acabaram vendendo o Software para Microsoft por 7.5 bilhões de dólares. Curiosidade, esse ataque parou a internet de todo o mundo, e foi registrado como o maior ataque de DDoS de todos os tempos. Um ataque DDoS <text:s/></text:span>é uma tentativa de tornar os re<text:tab/>cursos de um sistema indisponíveis para os seus utilizadores, <text:span text:style-name="T15">uma in</text:span>validação por sobrecarga, <text:span text:style-name="T15">que pode f</text:span>orçar o sistema vítima a reinicializar ou consumir todos os recursos de forma que ele não possa mais fornecer seu serviço <text:span text:style-name="T15">ou </text:span>obstrui a mídia de comunicação entre os utilizadores e o sistema vítima de forma a não se comunicarem adequadamente.</text:p>
      <text:p text:style-name="P10"/>
      <text:p text:style-name="P9"/>
      <text:h text:style-name="Heading_20_2" text:outline-level="2"><text:soft-page-break/><text:tab/>O que é o Git e para que serve:</text:h>
      <text:p text:style-name="P13"/>
      <text:p text:style-name="P16"><text:tab/>Depois de ler toda a história da evolução do Git, você já deve ter uma noção do que faz essa ferramenta. O Git, como já dito, é uma software de controle de versões. Onde após instalado e configurado, e iniciá-lo em um determinado repositório, ele controla todas modificações que as arquivos desse repositório ira passa, e guarda um histórico com essas modificações, desde que cada vez que você modifique os arquivos, você faça um commit. Um Commit, é o ponto de transição que se tem onde os arquivos estão salvos em seu repositório local, e o histórico desses commits, no git. E o que se tem antes do commit anterior e esse, é a diferença desse arquivo, a diff desse arquivo. Então com o Git, podemos guardar as versão que nosso projeto passou até chegar onde ele está, navegar entre essas versões até voltar em uma versão existente, ver a diferença dos arquivos para ver o que foi modificado, podemos também criar paralelos do projeto, e muitas outros funcionalidade que veremos ao decorrer desse documento, acompanhe.</text:p>
      <text:h text:style-name="Heading_20_1" text:outline-level="1">Desenvolvimento:</text:h>
      <text:p text:style-name="P13"/>
      <text:p text:style-name="P7"><text:tab/>Agora que você, se não sabia, já sabe o que é o git, está pronto para continuar e ver os <text:span text:style-name="T5">principais</text:span> comandos que se deve saber sobre o git, que irão facilitar a sua vida, seja você um simples <text:span text:style-name="T5">usuário</text:span> afim de tal ferramenta, ou até mesmo um programador <text:span text:style-name="T5">júnior</text:span> ou experiente.</text:p>
      <text:p text:style-name="P7"/>
      <text:p text:style-name="P7"/>
      <text:p text:style-name="P5"/>
      <text:list xml:id="list1382814086" text:style-name="L1">
        <text:list-item>
          <text:p text:style-name="P24">Fazendo algumas configurações e criando um repositório:</text:p>
        </text:list-item>
      </text:list>
      <text:p text:style-name="P5"/>
      <text:p text:style-name="P5">Você precisara fazer algumas configurações em seu git apos instalar em sua maquina, e para começar os seus projetos, você precisara de uma pasta para guardar seus projetos. Este guia <text:span text:style-name="T5">estará</text:span> sempre mostrando comandos no terminal para o Linux, se qu<text:span text:style-name="T5">i</text:span>s<text:span text:style-name="T5">e</text:span>r usar outro sistema terá que dar uma pesquisada mais aí.</text:p>
      <text:p text:style-name="P5"/>
      <text:p text:style-name="P5">$ git config --global user.name "seu nome"</text:p>
      <text:p text:style-name="P5">(configurar seu nome)</text:p>
      <text:p text:style-name="P5">$ git config --global user.email “seu <text:span text:style-name="T5">e-mail”</text:span></text:p>
      <text:p text:style-name="P5">(configurar seu <text:span text:style-name="T5">e-mail</text:span>)</text:p>
      <text:p text:style-name="P5">$ git config --global core.editor "seu editor"</text:p>
      <text:p text:style-name="P5">(configurar seu editor padrão como o VS Code ou Sublime)</text:p>
      <text:p text:style-name="P5">$ mkdir &lt;nome do <text:span text:style-name="T5">diretório</text:span>&gt; </text:p>
      <text:p text:style-name="P5">(Diretório de <text:span text:style-name="T5">projetos</text:span>)</text:p>
      <text:p text:style-name="P5">$ git init &lt;nome do <text:span text:style-name="T5">repositório</text:span> criado&gt;</text:p>
      <text:p text:style-name="P5">(Aqui o git é iniciado em seu repositório com uma pasta .git)</text:p>
      <text:p text:style-name="P5">md &lt;nome do <text:span text:style-name="T5">diretório</text:span>&gt;</text:p>
      <text:p text:style-name="P5">(aqui nos entramos no <text:span text:style-name="T5">diretório</text:span> que você ira salvar seus arquivos)</text:p>
      <text:p text:style-name="P5"/>
      <text:p text:style-name="P5">Pronto! Agora você tem o git configurado com seu nome, <text:span text:style-name="T5">e-mail</text:span>, editor e em sua pasta, assim poderá começar seus projetos, para ver suas configuração digite o comando:</text:p>
      <text:p text:style-name="P5"/>
      <text:p text:style-name="P5">$ git config --list</text:p>
      <text:p text:style-name="P5">clear</text:p>
      <text:p text:style-name="P5">(Para apagar tudo e começar a trabalhar, comando opcional)</text:p>
      <text:p text:style-name="P5"/>
      <text:p text:style-name="P5"><text:s text:c="4"/>Criando nossos arquivos Agora vamos criar nossos arquivos, todo repositório tem como pad<text:span text:style-name="T5">r</text:span>ão, criar um README.md e um LICENSE. No README.md, você descreve <text:soft-page-break/>seu projeto, colocando para que ele serve, e algumas informações adicionais, e o LICENSE, para escrever qual sua licença quado for jogar isso em uma máquina remota como o github, e provavelmente você ira <text:span text:style-name="T5">escolher</text:span> a <text:span text:style-name="T5">licença</text:span> MIT.</text:p>
      <text:p text:style-name="P5"/>
      <text:p text:style-name="P5">$ touch README.md</text:p>
      <text:p text:style-name="P5">(criar um arquivo chamado README, você <text:span text:style-name="T5">também</text:span> pode trazer um arquivo <text:span text:style-name="T5">já</text:span> pronto)</text:p>
      <text:p text:style-name="P5">$ touch LICENSE</text:p>
      <text:p text:style-name="P5">(criar um arquivo chamado LICENSE)</text:p>
      <text:p text:style-name="P5">$ git add README.md</text:p>
      <text:p text:style-name="P5">$ git add LICENSE</text:p>
      <text:p text:style-name="P5">(até agora o repositório estava apenas em seu diretório, agora você o adicionou ao git)</text:p>
      <text:p text:style-name="P5"/>
      <text:p text:style-name="P5">Pronto! agora você tem os dois arquivos padrão e agora adicione os arquivos que você quiser como seu projeto, seu site, ou somente seus lembretes mesmo se quiser.</text:p>
      <text:p text:style-name="P5"/>
      <text:p text:style-name="P5"/>
      <text:p text:style-name="P5"/>
      <text:list xml:id="list1308690545" text:style-name="L2">
        <text:list-item>
          <text:p text:style-name="P25">Primeiro commit:</text:p>
        </text:list-item>
      </text:list>
      <text:p text:style-name="P5"/>
      <text:p text:style-name="P5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5">salvá-los</text:span> vamos fazer nosso commit.</text:p>
      <text:p text:style-name="P5"/>
      <text:p text:style-name="P5">$ git commit -m "Primeiro commit"</text:p>
      <text:p text:style-name="P5">(fazendo commit)</text:p>
      <text:p text:style-name="P5">$ git status</text:p>
      <text:p text:style-name="P5">(ver que não ha mais alterações)</text:p>
      <text:p text:style-name="P5">$ git log</text:p>
      <text:p text:style-name="P5">(ver seus commits)</text:p>
      <text:p text:style-name="P5"/>
      <text:p text:style-name="P23">Você pode adicionar os arquivos no git e na mesma linha já criar um commit com o comando $ git commit -am "Primeiro commit", e esse a atrás do m vem de adicionar e o m de minimizar, ou seja, um commit simples com descrição.</text:p>
      <text:p text:style-name="P23"/>
      <text:p text:style-name="P23"/>
      <text:p text:style-name="P5"/>
      <text:list xml:id="list229640238" text:style-name="L3">
        <text:list-item>
          <text:p text:style-name="P26">Modificando arquivos:</text:p>
        </text:list-item>
      </text:list>
      <text:p text:style-name="P5"/>
      <text:p text:style-name="P5">Se você quiser adicionar um arquivos, ou <text:span text:style-name="T5">modificá-los</text:span>, tera que fazer um novo commit, para que ele carregue essas modificações para o git. E você pode modificar, abrindo seu editor, ou por comando mesmo, vamos supor que você queira <text:span text:style-name="T5">acrescentar</text:span> algo em seu README.md, pois por enquanto você só adicionou ele mais não colocou nada:</text:p>
      <text:p text:style-name="P5"/>
      <text:p text:style-name="P5">$ echo "Esse arquivo é feito para..." &gt; README.md</text:p>
      <text:p text:style-name="P5">(escrever em README.md)</text:p>
      <text:p text:style-name="P5">$ git status</text:p>
      <text:p text:style-name="P5">(ver o status dos arquivos)</text:p>
      <text:p text:style-name="P5">$ git commit -m "Escrevi em README.md"</text:p>
      <text:p text:style-name="P5">(Comite as alterações)</text:p>
      <text:p text:style-name="P5">$ git status</text:p>
      <text:p text:style-name="P5">(ver o status)</text:p>
      <text:p text:style-name="P5">$ git log</text:p>
      <text:p text:style-name="P5">(ver os commits)</text:p>
      <text:p text:style-name="P5">$ echo "Alterando arquivo" &gt;&gt; README.md</text:p>
      <text:p text:style-name="P5"><text:soft-page-break/>(fazer alterações em README, &gt;&gt; para <text:span text:style-name="T5">acrescentar</text:span> linha)</text:p>
      <text:p text:style-name="P5">$ git commit -m "Adicionando linha em README.md"</text:p>
      <text:p text:style-name="P5"/>
      <text:p text:style-name="P23">Pronto! Agora você pode adicionar, renomear e modificar os seus arquivos e após isso é só gerar um commit para salvar.</text:p>
      <text:p text:style-name="P23"><text:span text:style-name="T17">Obs.</text:span>: o README.md pode ser escrito em markdown, que é uma linguagem de hipertexto para documentos.</text:p>
      <text:p text:style-name="P23"/>
      <text:p text:style-name="P23"/>
      <text:p text:style-name="P5"/>
      <text:list xml:id="list932817651" text:style-name="L4">
        <text:list-item>
          <text:p text:style-name="P27">Voltando em versões anteriores:</text:p>
        </text:list-item>
      </text:list>
      <text:p text:style-name="P5"/>
      <text:p text:style-name="P5">Se você fez uma modificação em um determinado arquivo e agora percebeu que acabou dando problema e precisa da versão anterior, o git <text:span text:style-name="T5">também</text:span> faz isso para você. Cada commit tem um <text:span text:style-name="T5">código</text:span>, e precisaremos deste código para poder voltar. Você pode <text:span text:style-name="T5">consultar</text:span> ele com o comando $ git log E agora se juntarmos esse código ao comando abaixo, poderemos então restaurar o projeto antes do commit, ou em qual commit você quiser.</text:p>
      <text:p text:style-name="P5"/>
      <text:p text:style-name="P5">$ git log</text:p>
      <text:p text:style-name="P5">(<text:span text:style-name="T5">consultar</text:span> o código)</text:p>
      <text:p text:style-name="P5">$ git reset --hard &lt;<text:span text:style-name="T5">código</text:span>&gt;</text:p>
      <text:p text:style-name="P5">(volta no commit que selecionou)</text:p>
      <text:p text:style-name="P5"/>
      <text:p text:style-name="P5">E agora você não pede mais os arquivos modificados.</text:p>
      <text:p text:style-name="P5"/>
      <text:p text:style-name="P5"/>
      <text:p text:style-name="P5"/>
      <text:list xml:id="list4039056123" text:style-name="L5">
        <text:list-item>
          <text:p text:style-name="P28">Navegando entre as branch:</text:p>
        </text:list-item>
      </text:list>
      <text:p text:style-name="P5"/>
      <text:p text:style-name="P5">As branch, podem serem entendidas como versões do seu projeto, de padrão se inicia com a branch master, onde você adiciona, renomeia e modifica seus arquivos. Mas você pode <text:span text:style-name="T5">também</text:span> ter uma branch teste e após comitar em seu projeto e ver que pode adicionar ou testar um recurso, você pode adicionar uma nova versão como a teste e modificar testar e fazer o que quiser nela que na branch master <text:span text:style-name="T5">estará</text:span> intacta. Vamos fazer alguns testes para entender melhor esse recurso.</text:p>
      <text:p text:style-name="P5"/>
      <text:p text:style-name="P5">$ git branch</text:p>
      <text:p text:style-name="P5">(Ver em qual branch estamos)</text:p>
      <text:p text:style-name="P5">$ git branch teste</text:p>
      <text:p text:style-name="P5">(Cria uma nova branch)</text:p>
      <text:p text:style-name="P5">$ git checkout teste</text:p>
      <text:p text:style-name="P5">(Ir para branch teste)</text:p>
      <text:p text:style-name="P5">(Agora podemos <text:span text:style-name="T5">modificá-los</text:span> arquivos)</text:p>
      <text:p text:style-name="P5">$ git commit --m "Modificação em nova branch"</text:p>
      <text:p text:style-name="P5">(Fazer o commit em nova branch)</text:p>
      <text:p text:style-name="P5">$ git checkout master</text:p>
      <text:p text:style-name="P5">(Voltar para branch master)</text:p>
      <text:p text:style-name="P5">$ git status</text:p>
      <text:p text:style-name="P5">(Ver que nada mudou nesta nova branch)</text:p>
      <text:p text:style-name="P5">git branch</text:p>
      <text:p text:style-name="P5">(Ver que mudamos para essa nova branch)</text:p>
      <text:p text:style-name="P5"/>
      <text:p text:style-name="P5"/>
      <text:p text:style-name="P5"/>
      <text:list xml:id="list3091194939" text:style-name="L6">
        <text:list-item>
          <text:p text:style-name="P29">Comando diff:</text:p>
        </text:list-item>
      </text:list>
      <text:p text:style-name="P5"/>
      <text:p text:style-name="P5">Quando estamos trabalhando com dois arquivos é <text:span text:style-name="T5">possível</text:span> tirar a diferença entre <text:soft-page-break/>eles, ou seja, o Path entre eles, e o comando diff faz exatamente isso, tira o Path dos arquivos.</text:p>
      <text:p text:style-name="P5"/>
      <text:p text:style-name="P5">$ git diff (Tirar a diferença)</text:p>
      <text:p text:style-name="P5"/>
      <text:p text:style-name="P5">Agora você pode ver tudo que foi modificado e fazer seu commit. É <text:span text:style-name="T5">possível</text:span> <text:span text:style-name="T5">também</text:span> com o comando diff ver só quais arquivos foram modificados:</text:p>
      <text:p text:style-name="P5"/>
      <text:p text:style-name="P5">$ git diff --name-only</text:p>
      <text:p text:style-name="P5">(Ver os arquivos modificados)</text:p>
      <text:p text:style-name="P5"/>
      <text:p text:style-name="P5">Tamb<text:span text:style-name="T5">é</text:span>m é <text:span text:style-name="T5">possível</text:span> <text:span text:style-name="T5">t</text:span>irar a diff de apenas um arquivo em especifico, como por exemplo:</text:p>
      <text:p text:style-name="P5"/>
      <text:p text:style-name="P5">$ git diff &lt;nome do arquivo&gt;</text:p>
      <text:p text:style-name="P5">(ver a diferença entre determinado arquivo)</text:p>
      <text:p text:style-name="P5"/>
      <text:p text:style-name="P5"/>
      <text:p text:style-name="P5"/>
      <text:list xml:id="list2510322326" text:style-name="L7">
        <text:list-item>
          <text:p text:style-name="P30">Revertendo modificações de um <text:span text:style-name="T5">único</text:span> arquivo:</text:p>
        </text:list-item>
      </text:list>
      <text:p text:style-name="P5"/>
      <text:p text:style-name="P5">Aprendemos como reverter commits e trazer novas modificações, mas e se você modificou <text:span text:style-name="T5">vários</text:span> arquivos e quer voltar apenas um arquivo em como ele estava antes do commit anterior. E então precisaremos aprender um novo comando:</text:p>
      <text:p text:style-name="P5"/>
      <text:p text:style-name="P5">$ git checkout HEAD -- &lt;nome de arquivo&gt;</text:p>
      <text:p text:style-name="P5">(trazendo as configurações anteriores)</text:p>
      <text:p text:style-name="P5"/>
      <text:p text:style-name="P5">Agora podemos, no branch que estamos <text:span text:style-name="T5">através</text:span> do comando HEAD, voltar, com o comando checkout, para o estado anterior.</text:p>
      <text:p text:style-name="P5"/>
      <text:p text:style-name="P5"/>
      <text:p text:style-name="P5"/>
      <text:list xml:id="list1354710348" text:style-name="L8">
        <text:list-item>
          <text:p text:style-name="P31">Salvando no GitHub:</text:p>
        </text:list-item>
      </text:list>
      <text:p text:style-name="P5"/>
      <text:p text:style-name="P5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5">segui-te</text:span> comando:</text:p>
      <text:p text:style-name="P5"/>
      <text:p text:style-name="P5">$ ssh-keygen -t rsa -b 4096 -C "your_email@example.com"</text:p>
      <text:p text:style-name="P5">(gerar chave ssh)</text:p>
      <text:p text:style-name="P5">(<text:span text:style-name="T5">obs.</text:span>: o e-mail deve ser o mesmo que o do github)</text:p>
      <text:p text:style-name="P5">(e assim, ele mostrara onde ele ira salvar a chave publica e a privada, aperte [enter])</text:p>
      <text:p text:style-name="P5">(depois informe sua senha e depois confirme ela novamente)</text:p>
      <text:p text:style-name="P5"/>
      <text:p text:style-name="P6">Agora precisamos passar essa chave para o GitHub e transferir os arquivos. Entre no local onde ele baixou a chave, copie essa chave (não o arquivo, o conteúdo dele), acesse seu GitHub <text:span text:style-name="T5">clique</text:span> em seu avatar do canto superior direito e clica em setings. Após isso <text:span text:style-name="T5">clique</text:span> em ssh and gpq keys, crie uma nova ssh e cole a chave na opção informada, e escreva um titulo, que lembre seu pc por exemplo &lt;seu usuário&gt; home.</text:p>
      <text:p text:style-name="P5"/>
      <text:p text:style-name="P5">Pronto! você agora tem uma chave ssh, vamos passar os arquivos através dessa <text:soft-page-break/>chave. Escreva em seu terminal:</text:p>
      <text:p text:style-name="P5"/>
      <text:p text:style-name="P5">$ git remote add origin https://&lt;o endereço de seu <text:span text:style-name="T5">repositório</text:span> do github&gt;.git</text:p>
      <text:p text:style-name="P5">(adicionar <text:span text:style-name="T5">repositório</text:span> origin em ...)</text:p>
      <text:p text:style-name="P5">(você pode ver se ele adicionou com git remote)</text:p>
      <text:p text:style-name="P5">$ git push -u origin master</text:p>
      <text:p text:style-name="P5">(da um push do branch master para o repositório origin)</text:p>
      <text:p text:style-name="P5"/>
      <text:p text:style-name="P5">Pronto! você <text:span text:style-name="T5">já</text:span> tem o repositório no GitHub, basta <text:span text:style-name="T5">atualizar</text:span> seu GitHub que o repositório <text:span text:style-name="T5">estará</text:span> lá.</text:p>
      <text:p text:style-name="P5"/>
      <text:p text:style-name="P5"/>
      <text:p text:style-name="P5"/>
      <text:list xml:id="list3232180533" text:style-name="L9">
        <text:list-item>
          <text:p text:style-name="P32">Dando Push e Pull:</text:p>
        </text:list-item>
      </text:list>
      <text:p text:style-name="P5"/>
      <text:p text:style-name="P5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5">além</text:span> desses, ainda tem outro termo <text:span text:style-name="T5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5"/>
      <text:p text:style-name="P5">$ git push origin master</text:p>
      <text:p text:style-name="P5">(empurrar os arquivos para o GitHub)</text:p>
      <text:p text:style-name="P5">$ git pull origin master</text:p>
      <text:p text:style-name="P5">(puxar do GitHub)</text:p>
      <text:p text:style-name="P5">$ git fetch origin master</text:p>
      <text:p text:style-name="P5">(atualizar os arquivos local)</text:p>
      <text:p text:style-name="P5"/>
      <text:p text:style-name="P5"/>
      <text:p text:style-name="P5"/>
      <text:list xml:id="list1211105134" text:style-name="L10">
        <text:list-item>
          <text:p text:style-name="P33">Ignorando arquivos:</text:p>
        </text:list-item>
      </text:list>
      <text:p text:style-name="P5"/>
      <text:p text:style-name="P5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5"/>
      <text:p text:style-name="P5"/>
      <text:p text:style-name="P5"/>
      <text:list xml:id="list3765063898" text:style-name="L11">
        <text:list-item>
          <text:p text:style-name="P34">Comando git revert:</text:p>
        </text:list-item>
      </text:list>
      <text:p text:style-name="P5"/>
      <text:p text:style-name="P5">Esse comando <text:span text:style-name="T5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5"/>
      <text:p text:style-name="P5">$ git revert --no-edit &lt;<text:span text:style-name="T5">código</text:span> do commit que deu o problema&gt;</text:p>
      <text:p text:style-name="P5">(faz um novo commit com a situação anterior do commit que deu o problema)</text:p>
      <text:p text:style-name="P5"/>
      <text:p text:style-name="P5"/>
      <text:p text:style-name="P5"/>
      <text:list xml:id="list2747654872" text:style-name="L12">
        <text:list-item>
          <text:p text:style-name="P35">Adicionando e Deletando branchs remotos e locais:</text:p>
        </text:list-item>
      </text:list>
      <text:p text:style-name="P5"/>
      <text:p text:style-name="P5">Para enviar seus branchs para o seu repositório remoto, é só substituir o push de branch master para , mas se você quer deletar esse branch que você ja criou, escreva:</text:p>
      <text:p text:style-name="P5"/>
      <text:p text:style-name="P5"><text:soft-page-break/>$ git branch</text:p>
      <text:p text:style-name="P5">(<text:span text:style-name="T5">consultar</text:span> o branch)</text:p>
      <text:p text:style-name="P5">$ git checkout &lt;nome do branch&gt;</text:p>
      <text:p text:style-name="P5">(muda o branch)</text:p>
      <text:p text:style-name="P5">$ git push origin &lt;nome do branch&gt;</text:p>
      <text:p text:style-name="P5">(envia o branch para o <text:span text:style-name="T5">repositório</text:span> remoto)</text:p>
      <text:p text:style-name="P5">$ git branch</text:p>
      <text:p text:style-name="P5">(<text:span text:style-name="T5">consultar</text:span> o branch)</text:p>
      <text:p text:style-name="P5">$ git push origin :&lt;nome do branch&gt;</text:p>
      <text:p text:style-name="P5">(remover branch do <text:span text:style-name="T5">repositório</text:span> remoto)</text:p>
      <text:p text:style-name="P5">$ git checkout master</text:p>
      <text:p text:style-name="P5">(ir para branch master)</text:p>
      <text:p text:style-name="P5">$ git branch -D teste</text:p>
      <text:p text:style-name="P5">(remover no <text:span text:style-name="T5">repositório</text:span> local)</text:p>
      <text:p text:style-name="P5"/>
      <text:p text:style-name="P5"/>
      <text:p text:style-name="P5"/>
      <text:list xml:id="list2379791540" text:style-name="L14">
        <text:list-item>
          <text:p text:style-name="P37">Clonando Projetos:</text:p>
        </text:list-item>
      </text:list>
      <text:p text:style-name="P5"/>
      <text:p text:style-name="P5">Na verdade isso é bem <text:span text:style-name="T5">simples</text:span>, é preciso apenas pegar a url do projeto que você que clonar e escrever:</text:p>
      <text:p text:style-name="P5"/>
      <text:p text:style-name="P5">$ git clone &lt;link&gt;</text:p>
      <text:p text:style-name="P5">(clone o repositório tal)</text:p>
      <text:p text:style-name="P5"/>
      <text:p text:style-name="P5">Não é <text:span text:style-name="T5">possível</text:span> dar push já que você clonou um projeto que <text:span text:style-name="T16">já</text:span> pertencia a <text:span text:style-name="T5">alguém</text:span>, se você quiser dar push em um projeto que não é seu, é preciso fazer um fork do <text:span text:style-name="T5">projeto</text:span> pronto, clonar ele e ai sim dar seu push.</text:p>
      <text:p text:style-name="P5"/>
      <text:p text:style-name="P5"/>
      <text:p text:style-name="P5"/>
      <text:list xml:id="list1420155401" text:style-name="L13">
        <text:list-item>
          <text:p text:style-name="P36">Organizando seus commits:</text:p>
        </text:list-item>
      </text:list>
      <text:p text:style-name="P5"/>
      <text:p text:style-name="P5">Se você quer se tornar, ou já é um programador, sabe que um bom programador, é organizado. Então limpar seus commits é muito importante. Seus comits, devem ser feitos uma de cada vez. Não podemos fazer commits quando modificamos um arquivos, renomeamos outro, criamos um terceiro, tudo junto, faça um commit para a modificação, outro para o arquivo renomeado e outro para o arquivo criado. E para isso você pode <text:span text:style-name="T16">utilizar</text:span> do comando reset, se quer tirar arquivos do stage, e comitar uma coisa de cada vez:</text:p>
      <text:p text:style-name="P5"/>
      <text:p text:style-name="P5">$ git status</text:p>
      <text:p text:style-name="P5">(<text:span text:style-name="T16">consultar</text:span> o stage)</text:p>
      <text:p text:style-name="P5">$ git reset -- nome do arquivo</text:p>
      <text:p text:style-name="P5">(tira ele do stage)</text:p>
      <text:p text:style-name="P5">$ git commit -m "Modificando arquivo"</text:p>
      <text:p text:style-name="P5">(Faz um commit com descrição sem adicionar os outros arquivos)</text:p>
      <text:p text:style-name="P5"/>
      <text:p text:style-name="P5"/>
      <text:p text:style-name="P5">É importante colocar apenas -m, pois se você digitar -am, ele ira adicionar tudo no stage e seu comando não tera servido de nada, pois dai, você tera comitado tudo junto novamente. <text:span text:style-name="T17">Também</text:span> podemos utilizar do reset --soft, para voltar os commits sem que apague as <text:span text:style-name="T17">alterações.</text:span> Por exemplo, se você <text:span text:style-name="T17">já</text:span> cometeu o erro, e comitou arquivos não relacionais em um só commit, mas ainda não enviou para o servidor remoto, podemos aplicar os conhecimentos vistos antes e volta a uma versão que está boa e fazer o commits novamente, com o comando soft:</text:p>
      <text:p text:style-name="P5"/>
      <text:p text:style-name="P5">$ git log</text:p>
      <text:p text:style-name="P5">(consutar o historico de commits)</text:p>
      <text:p text:style-name="P5"><text:soft-page-break/>$ git reset --soft numero do commit</text:p>
      <text:p text:style-name="P5">(volta para uma versão estável)</text:p>
      <text:p text:style-name="P5">$ git reset -- nome do arquivo</text:p>
      <text:p text:style-name="P5">(tira arquivos do stage)</text:p>
      <text:p text:style-name="P5">$ git commit -m "Modificando arquivo"</text:p>
      <text:p text:style-name="P5">(Faz um commit com descrição sem adicionar os outros arquivos)</text:p>
      <text:p text:style-name="P5"/>
      <text:p text:style-name="P5"/>
      <text:h text:style-name="Heading_20_1" text:outline-level="1"><text:span text:style-name="T1">Considerações finais</text:span>:</text:h>
      <text:p text:style-name="P14"/>
      <text:list xml:id="list832571150" text:style-name="L15">
        <text:list-item>
          <text:p text:style-name="P38">Dicas:</text:p>
        </text:list-item>
      </text:list>
      <text:p text:style-name="P5"/>
      <text:p text:style-name="P5"><text:tab/>Se você quer excluir um arquivo ou renomear do <text:span text:style-name="T5">repositório</text:span> remoto, pode fazer isso de seu terminal digitando o comando git remote, e após a ação que quer fazer, seja ela remover ou renomear.</text:p>
      <text:p text:style-name="P5"/>
      <text:p text:style-name="P5"><text:tab/>Navegar entre suas branch é muito importante pois com isso, você pode recuperar seus arquivos fazendo testes em outras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MP2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MP3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officeooo:rsid="001d0069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officeooo:rsid="00284149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Guia de Git e aplicação com em GitHub<text:tab/><text:tab/>@th<text:span text:style-name="MT1">ia</text:span>goAlexandre3</text:p>
        <text:p text:style-name="MP3"><text:span text:style-name="MT2">Página </text:span><text:span text:style-name="MT2"><text:page-number text:select-page="current">8</text:page-number></text:span><text:span text:style-name="MT2"><text:s/>de </text:span><text:span text:style-name="MT3">9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23:40:31.166867572</dc:date>
    <meta:editing-duration>PT1H5M4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9" meta:paragraph-count="178" meta:word-count="3378" meta:character-count="19446" meta:non-whitespace-character-count="16250"/>
  </office:meta>
</office:document-meta>
</file>